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07394e" officeooo:paragraph-rsid="00101f6e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101f6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101f6e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101f6e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210957"/>
    </style:style>
    <style:style style:name="P8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27b071" officeooo:paragraph-rsid="0027b071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22cc27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20pt" fo:font-weight="bold" officeooo:rsid="001829f6" officeooo:paragraph-rsid="00101f6e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line-height="115%" fo:text-align="center" style:justify-single-word="false"/>
      <style:text-properties fo:font-size="20pt" fo:font-weight="bold" officeooo:rsid="0007394e" officeooo:paragraph-rsid="00101f6e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line-height="115%" fo:text-align="center" style:justify-single-word="false"/>
      <style:text-properties fo:font-size="14pt" fo:font-weight="bold" officeooo:rsid="00210957" officeooo:paragraph-rsid="00210957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paragraph-rsid="00190163"/>
    </style:style>
    <style:style style:name="P14" style:family="paragraph" style:parent-style-name="Heading_20_1">
      <style:paragraph-properties fo:margin-top="0cm" fo:margin-bottom="0.247cm" style:contextual-spacing="false" fo:line-height="150%" fo:text-align="justify" style:justify-single-word="false"/>
    </style:style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Quotations">
      <style:paragraph-properties fo:margin-top="0cm" fo:margin-bottom="0.247cm" style:contextual-spacing="false" fo:line-height="150%"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Heading_20_2">
      <style:paragraph-properties fo:margin-top="0cm" fo:margin-bottom="0.247cm" style:contextual-spacing="false" fo:line-height="150%" fo:text-align="justify" style:justify-single-word="false"/>
    </style:style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Heading_20_2">
      <style:paragraph-properties fo:margin-top="0cm" fo:margin-bottom="0.247cm" style:contextual-spacing="false" fo:line-height="150%" fo:text-align="justify" style:justify-single-word="false"/>
      <style:text-properties officeooo:paragraph-rsid="0027b071"/>
    </style:style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Heading_20_3">
      <style:paragraph-properties fo:margin-top="0cm" fo:margin-bottom="0.247cm" style:contextual-spacing="false" fo:line-height="150%" fo:text-align="justify" style:justify-single-word="false"/>
    </style:style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>
      <style:paragraph-properties fo:margin-top="0cm" fo:margin-bottom="0cm" style:contextual-spacing="false"/>
      <style:text-properties officeooo:paragraph-rsid="0027b071"/>
    </style:style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T1" style:family="text">
      <style:text-properties officeooo:rsid="0017d5e1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</text:p>
      <text:p text:style-name="P2">Herramientas de Computación en la Nube</text:p>
      <text:p text:style-name="P3">Clase <text:span text:style-name="T1">4</text:span></text:p>
      <text:p text:style-name="P4">Febrero <text:span text:style-name="T1">14</text:span> de 2026</text:p>
      <text:p text:style-name="P5"/>
      <text:p text:style-name="P6"/>
      <text:p text:style-name="P6"/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  <text:p text:style-name="P7"><text:span text:style-name="Strong_20_Emphasis"><text:span text:style-name="T2">Almacenamiento de Objetos y Arquitecturas tipo S3</text:span></text:span></text:p>
      <text:p text:style-name="P8">Guía de estudi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Profesor</text:p>
      <text:p text:style-name="P10">Alvaro Mauricio Montenegro Díaz, <text:span text:style-name="T1">Ph.D.</text:span></text:p>
      <text:p text:style-name="P11">Universidad de la Sabana</text:p>
      <text:p text:style-name="P12">Febrero 2026</text:p>
      <text:p text:style-name="P13"><text:span text:style-name="Strong_20_Emphasis"><text:span text:style-name="T2"/></text:span></text:p>
      <text:p text:style-name="P13"/>
      <text:h text:style-name="P14" text:outline-level="1"><text:soft-page-break/>Propósito Académico de la Lección</text:h>
      <text:p text:style-name="Text_20_body">Esta lección no trata sobre Amazon como proveedor. Tampoco trata sobre aprender comandos S3.</text:p>
      <text:p text:style-name="Text_20_body">El objetivo es comprender:</text:p>
      <text:list text:style-name="L1">
        <text:list-item>
          <text:p text:style-name="P15">el <text:span text:style-name="Strong_20_Emphasis">modelo arquitectónico del almacenamiento de objetos</text:span>,</text:p>
        </text:list-item>
        <text:list-item>
          <text:p text:style-name="P15">la <text:span text:style-name="Strong_20_Emphasis">separación radical entre almacenamiento y cómputo</text:span>,</text:p>
        </text:list-item>
        <text:list-item>
          <text:p text:style-name="P15">las implicaciones de consistencia fuerte,</text:p>
        </text:list-item>
        <text:list-item>
          <text:p text:style-name="P15">la semántica de objetos inmutables,</text:p>
        </text:list-item>
        <text:list-item>
          <text:p text:style-name="P15">y el rol fundacional de S3 en el diseño moderno de sistemas de datos.</text:p>
        </text:list-item>
      </text:list>
      <text:p text:style-name="P16">“Estudiar S3 no como un producto, sino como un modelo arquitectónico.”</text:p>
      <text:p text:style-name="Text_20_body">Ese es el eje conceptual de la clase.</text:p>
      <text:h text:style-name="P14" text:outline-level="1">Competencias que el Estudiante Debe Desarrollar</text:h>
      <text:p text:style-name="Text_20_body">Al finalizar la lección, el estudiante debe ser capaz de:</text:p>
      <text:list text:style-name="L2">
        <text:list-item>
          <text:p text:style-name="P17">Diferenciar almacenamiento de objetos de filesystem y base de datos.</text:p>
        </text:list-item>
        <text:list-item>
          <text:p text:style-name="P17">Explicar por qué no existen directorios reales en S3.</text:p>
        </text:list-item>
        <text:list-item>
          <text:p text:style-name="P17">Analizar las consecuencias arquitectónicas del uso de prefijos.</text:p>
        </text:list-item>
        <text:list-item>
          <text:p text:style-name="P17">Comprender la diferencia entre durabilidad y disponibilidad.</text:p>
        </text:list-item>
        <text:list-item>
          <text:p text:style-name="P17">Explicar por qué S3 no es OLTP.</text:p>
        </text:list-item>
        <text:list-item>
          <text:p text:style-name="P17">Argumentar por qué el almacenamiento y el cómputo deben desacoplarse.</text:p>
        </text:list-item>
        <text:list-item>
          <text:p text:style-name="P17">Diseñar una organización lógica tipo data lake usando buckets.</text:p>
        </text:list-item>
      </text:list>
      <text:h text:style-name="P14" text:outline-level="1">Conceptos Fundamentales que Debe Dominar</text:h>
      <text:h text:style-name="P18" text:outline-level="2">A. Modelo Conceptual</text:h>
      <text:list text:style-name="L3">
        <text:list-item>
          <text:p text:style-name="P19">Object Storage</text:p>
        </text:list-item>
        <text:list-item>
          <text:p text:style-name="P19">Objeto (payload + metadatos + key)</text:p>
        </text:list-item>
        <text:list-item>
          <text:p text:style-name="P19">Bucket</text:p>
        </text:list-item>
        <text:list-item>
          <text:p text:style-name="P19">Key</text:p>
        </text:list-item>
        <text:list-item>
          <text:p text:style-name="P19">Prefijo</text:p>
        </text:list-item>
        <text:list-item>
          <text:p text:style-name="P19">Inmutabilidad lógica</text:p>
        </text:list-item>
      </text:list>
      <text:p text:style-name="Text_20_body"><text:soft-page-break/></text:p>
      <text:h text:style-name="P18" text:outline-level="2">B. Semántica y Consistencia</text:h>
      <text:list text:style-name="L4">
        <text:list-item>
          <text:p text:style-name="P20">Strong read-after-write consistency</text:p>
        </text:list-item>
        <text:list-item>
          <text:p text:style-name="P20">No transacciones multiobjeto</text:p>
        </text:list-item>
        <text:list-item>
          <text:p text:style-name="P20">Diseño idempotente</text:p>
        </text:list-item>
        <text:list-item>
          <text:p text:style-name="P20">Flujos reproducibles</text:p>
        </text:list-item>
      </text:list>
      <text:p text:style-name="Text_20_body"/>
      <text:h text:style-name="P18" text:outline-level="2">C. Durabilidad vs Disponibilidad</text:h>
      <text:p text:style-name="Text_20_body">Debe poder explicar:</text:p>
      <text:list text:style-name="L5">
        <text:list-item>
          <text:p text:style-name="P21">Por qué 11 nueves no es marketing sino diseño</text:p>
        </text:list-item>
        <text:list-item>
          <text:p text:style-name="P21">Cómo se logra (replicación, erasure coding, autosanación)</text:p>
        </text:list-item>
        <text:list-item>
          <text:p text:style-name="P21">Por qué durabilidad ≠ disponibilidad</text:p>
        </text:list-item>
      </text:list>
      <text:h text:style-name="P22" text:outline-level="2">D. Economía del almacenamiento</text:h>
      <text:list text:style-name="L6">
        <text:list-item>
          <text:p text:style-name="P23">Clases de almacenamiento</text:p>
        </text:list-item>
        <text:list-item>
          <text:p text:style-name="P23">Lifecycle policies</text:p>
        </text:list-item>
        <text:list-item>
          <text:p text:style-name="P23">Control de costo por diseño</text:p>
        </text:list-item>
      </text:list>
      <text:h text:style-name="P18" text:outline-level="2">E. Seguridad y Gobernanza</text:h>
      <text:p text:style-name="Text_20_body">Debe entender:</text:p>
      <text:list text:style-name="L7">
        <text:list-item>
          <text:p text:style-name="P24">IAM</text:p>
        </text:list-item>
        <text:list-item>
          <text:p text:style-name="P24">cifrado en reposo</text:p>
        </text:list-item>
        <text:list-item>
          <text:p text:style-name="P24">versionado</text:p>
        </text:list-item>
        <text:list-item>
          <text:p text:style-name="P24">retención legal (WORM)</text:p>
        </text:list-item>
      </text:list>
      <text:h text:style-name="P18" text:outline-level="2">F. Arquitectura de Datos Moderna</text:h>
      <text:list text:style-name="L8">
        <text:list-item>
          <text:p text:style-name="P25">Data Lake</text:p>
        </text:list-item>
        <text:list-item>
          <text:p text:style-name="P25">Lakehouse</text:p>
        </text:list-item>
        <text:list-item>
          <text:p text:style-name="P25">Separación almacenamiento–cómputo</text:p>
        </text:list-item>
        <text:list-item>
          <text:p text:style-name="P25"><text:soft-page-break/>Motores externos (Spark, Trino, DuckDB)</text:p>
        </text:list-item>
        <text:list-item>
          <text:p text:style-name="P25">Storage is cheap, compute is ephemeral</text:p>
        </text:list-item>
      </text:list>
      <text:p text:style-name="Text_20_body"/>
      <text:h text:style-name="P14" text:outline-level="1">Preguntas de Autoevaluación Técnica</text:h>
      <text:h text:style-name="P26" text:outline-level="3">Nivel Conceptual</text:h>
      <text:list text:style-name="L9">
        <text:list-item>
          <text:p text:style-name="P27">¿Por qué en S3 no existen directorios reales?</text:p>
        </text:list-item>
        <text:list-item>
          <text:p text:style-name="P27">¿Qué implica que mover un objeto sea copiar + borrar?</text:p>
        </text:list-item>
        <text:list-item>
          <text:p text:style-name="P27">¿Por qué S3 no soporta transacciones multiobjeto?</text:p>
        </text:list-item>
        <text:list-item>
          <text:p text:style-name="P27">¿Cuál es la diferencia conceptual entre durabilidad y disponibilidad?</text:p>
        </text:list-item>
        <text:list-item>
          <text:p text:style-name="P27">¿Por qué renombrar es una operación costosa?</text:p>
        </text:list-item>
      </text:list>
      <text:h text:style-name="P26" text:outline-level="3">Nivel Arquitectónico</text:h>
      <text:list text:style-name="L10">
        <text:list-item>
          <text:p text:style-name="P28">¿En qué casos NO deberías usar S3?</text:p>
        </text:list-item>
        <text:list-item>
          <text:p text:style-name="P28">¿Por qué el diseño de prefijos es una decisión arquitectónica?</text:p>
        </text:list-item>
        <text:list-item>
          <text:p text:style-name="P28">¿Qué significa desacoplar almacenamiento y cómputo?</text:p>
        </text:list-item>
        <text:list-item>
          <text:p text:style-name="P28">¿Por qué S3 no implementa joins?</text:p>
        </text:list-item>
        <text:list-item>
          <text:p text:style-name="P28">¿Qué ventajas aporta esta simplicidad para escalar?</text:p>
        </text:list-item>
      </text:list>
      <text:h text:style-name="P14" text:outline-level="1">Ejercicio de Diseño Arquitectónico</text:h>
      <text:h text:style-name="P18" text:outline-level="2">Escenario</text:h>
      <text:p text:style-name="Text_20_body">Una empresa necesita:</text:p>
      <text:list text:style-name="L11">
        <text:list-item>
          <text:p text:style-name="P29">almacenar logs crudos,</text:p>
        </text:list-item>
        <text:list-item>
          <text:p text:style-name="P29">procesarlos diariamente,</text:p>
        </text:list-item>
        <text:list-item>
          <text:p text:style-name="P29">conservar histórico por 7 años,</text:p>
        </text:list-item>
        <text:list-item>
          <text:p text:style-name="P29">reducir costos a largo plazo.</text:p>
        </text:list-item>
      </text:list>
      <text:p text:style-name="Text_20_body">Preguntas:</text:p>
      <text:list text:style-name="L12">
        <text:list-item>
          <text:p text:style-name="P30">¿Cómo organizarías los buckets?</text:p>
        </text:list-item>
        <text:list-item>
          <text:p text:style-name="P30">¿Qué prefijos usarías?</text:p>
        </text:list-item>
        <text:list-item>
          <text:p text:style-name="P30">¿Qué lifecycle policies aplicarías?</text:p>
        </text:list-item>
        <text:list-item>
          <text:p text:style-name="P30">¿Qué clases de almacenamiento utilizarías?</text:p>
        </text:list-item>
        <text:list-item>
          <text:p text:style-name="P30"><text:soft-page-break/>¿Dónde viviría el cómputo?</text:p>
        </text:list-item>
      </text:list>
      <text:h text:style-name="P14" text:outline-level="1">Errores Conceptuales que Deben Evitarse</text:h>
      <text:p text:style-name="Text_20_body">Un estudiante no ha comprendido la lección si:</text:p>
      <text:list text:style-name="L13">
        <text:list-item>
          <text:p text:style-name="P31">Cree que S3 es un filesystem.</text:p>
        </text:list-item>
        <text:list-item>
          <text:p text:style-name="P31">Cree que existen carpetas reales.</text:p>
        </text:list-item>
        <text:list-item>
          <text:p text:style-name="P31">Cree que es adecuado para OLTP.</text:p>
        </text:list-item>
        <text:list-item>
          <text:p text:style-name="P31">Confunde durabilidad con disponibilidad.</text:p>
        </text:list-item>
        <text:list-item>
          <text:p text:style-name="P31">Cree que el query ocurre dentro del almacenamiento.</text:p>
        </text:list-item>
      </text:list>
      <text:h text:style-name="P14" text:outline-level="1">Nivel de Profundización Esperado</text:h>
      <text:p text:style-name="Text_20_body">Esta lección exige comprensión estructural, no operativa.</text:p>
      <text:p text:style-name="Text_20_body">El estudiante debe ser capaz de:</text:p>
      <text:list text:style-name="L14">
        <text:list-item>
          <text:p text:style-name="P32">Diseñar un mini data lake conceptual.</text:p>
        </text:list-item>
        <text:list-item>
          <text:p text:style-name="P32">Explicar el impacto de inmutabilidad.</text:p>
        </text:list-item>
        <text:list-item>
          <text:p text:style-name="P32">Justificar separación storage/compute.</text:p>
        </text:list-item>
        <text:list-item>
          <text:p text:style-name="P32">Evaluar trade-offs frente a bases de datos.</text:p>
        </text:list-item>
      </text:list>
      <text:p text:style-name="Text_20_body">No basta con repetir definiciones.</text:p>
      <text:h text:style-name="P14" text:outline-level="1">Reflexión Final de la Lección</text:h>
      <text:p text:style-name="Text_20_body">El almacenamiento de objetos redefine la arquitectura de sistemas.</text:p>
      <text:p text:style-name="Text_20_body">Al eliminar:</text:p>
      <text:list text:style-name="L15">
        <text:list-item>
          <text:p text:style-name="P33">jerarquía física,</text:p>
        </text:list-item>
        <text:list-item>
          <text:p text:style-name="P33">locking,</text:p>
        </text:list-item>
        <text:list-item>
          <text:p text:style-name="P33">transacciones complejas,</text:p>
        </text:list-item>
      </text:list>
      <text:p text:style-name="Text_20_body">y conservar:</text:p>
      <text:list text:style-name="L16">
        <text:list-item>
          <text:p text:style-name="P34">durabilidad extrema,</text:p>
        </text:list-item>
        <text:list-item>
          <text:p text:style-name="P34">simplicidad semántica,</text:p>
        </text:list-item>
        <text:list-item>
          <text:p text:style-name="P34">API uniforme,</text:p>
        </text:list-item>
      </text:list>
      <text:p text:style-name="Text_20_body"><text:soft-page-break/>S3 se convierte en la base sobre la cual se construyen:</text:p>
      <text:list text:style-name="L17">
        <text:list-item>
          <text:p text:style-name="P35">data lakes,</text:p>
        </text:list-item>
        <text:list-item>
          <text:p text:style-name="P35">pipelines analíticos,</text:p>
        </text:list-item>
        <text:list-item>
          <text:p text:style-name="P35">sistemas de ML,</text:p>
        </text:list-item>
        <text:list-item>
          <text:p text:style-name="P35">arquitecturas lakehouse modernas.</text:p>
        </text:list-item>
      </text:list>
      <text:p text:style-name="Text_20_body">Comprender este modelo no es aprender una tecnología. Es comprender la lógica estructural de la nube contemporáne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33:13.840962000</meta:creation-date>
    <meta:generator>LibreOffice/25.2.4.3$MacOSX_AARCH64 LibreOffice_project/33e196637044ead23f5c3226cde09b47731f7e27</meta:generator>
    <dc:date>2026-02-12T18:30:28.560394000</dc:date>
    <meta:editing-duration>PT1H12M49S</meta:editing-duration>
    <meta:editing-cycles>25</meta:editing-cycles>
    <meta:print-date>2026-02-08T11:32:10.898539000</meta:print-date>
    <meta:printed-by>Archivos PDF</meta:printed-by>
    <meta:document-statistic meta:table-count="0" meta:image-count="0" meta:object-count="0" meta:page-count="6" meta:paragraph-count="120" meta:word-count="668" meta:character-count="4118" meta:non-whitespace-character-count="3646"/>
  </office:meta>
</office:document-meta>
</file>